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" svg:stroke-width="0.028cm" svg:stroke-color="#000000" draw:marker-start-width="0.242cm" draw:marker-end-width="0.242cm" draw:fill="none" draw:fill-color="#ffffff" fo:min-height="16.222cm" fo:padding-top="0.139cm" fo:padding-bottom="0.139cm" fo:padding-left="0.264cm" fo:padding-right="0.264cm"/>
      <style:paragraph-properties style:writing-mode="lr-tb"/>
    </style:style>
    <style:style style:name="gr2" style:family="graphic" style:parent-style-name="standard">
      <style:graphic-properties draw:stroke="dash" draw:stroke-dash="Double_20_Dash" svg:stroke-width="0.028cm" svg:stroke-color="#000000" draw:marker-start-width="0.242cm" draw:marker-end-width="0.242cm" draw:fill="none" draw:fill-color="#ffffff" fo:min-height="18.722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draw:stroke="dash" draw:stroke-dash="Long_20_Dot" svg:stroke-color="#000000" draw:fill="none" draw:fill-color="#ffffff" fo:min-height="3.25cm"/>
      <style:paragraph-properties style:writing-mode="lr-tb"/>
    </style:style>
    <style:style style:name="gr4" style:family="graphic" style:parent-style-name="standard">
      <style:graphic-properties draw:stroke="dash" draw:stroke-dash="Long_20_Dot" svg:stroke-color="#000000" draw:fill="none" draw:fill-color="#ffffff" fo:min-height="3.75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textarea-vertical-align="middle" draw:auto-grow-height="false" fo:min-height="0.881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textarea-vertical-align="middle" fo:min-height="0.399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textarea-vertical-align="middle" draw:auto-grow-height="false" fo:min-height="0.534cm"/>
      <style:paragraph-properties style:writing-mode="lr-tb"/>
    </style:style>
    <style:style style:name="gr8" style:family="graphic" style:parent-style-name="standard">
      <style:graphic-properties draw:stroke="dash" draw:stroke-dash="Long_20_Dot" svg:stroke-color="#000000" draw:fill="none" draw:fill-color="#ffffff" fo:min-height="2.25cm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draw:textarea-vertical-align="middle" fo:min-height="0.75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draw:textarea-vertical-align="middle" fo:min-height="0.301cm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fill-color="#ffffff" draw:textarea-vertical-align="middle" draw:auto-grow-height="false" fo:min-height="0.631cm"/>
      <style:paragraph-properties style:writing-mode="lr-tb"/>
    </style:style>
    <style:style style:name="gr12" style:family="graphic" style:parent-style-name="standard">
      <style:graphic-properties draw:stroke="dash" draw:stroke-dash="Long_20_Dot" svg:stroke-color="#666666" svg:stroke-linecap="butt" draw:fill="none" draw:fill-color="#ffffff" draw:textarea-vertical-align="middle" fo:min-height="0.399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draw:textarea-vertical-align="middle" fo:min-height="0.35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08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gr17" style:family="graphic" style:parent-style-name="standard">
      <style:graphic-properties draw:stroke="dash" draw:stroke-dash="Long_20_Dot" svg:stroke-color="#000000" draw:fill="none" draw:fill-color="#ffffff" fo:min-height="4cm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draw:textarea-vertical-align="middle" fo:min-height="0.25cm"/>
      <style:paragraph-properties style:writing-mode="lr-tb"/>
    </style:style>
    <style:style style:name="gr19" style:family="graphic" style:parent-style-name="standard">
      <style:graphic-properties draw:stroke="dash" draw:stroke-dash="Long_20_Dot" svg:stroke-color="#000000" draw:fill="none" draw:fill-color="#ffffff" fo:min-height="2.75cm"/>
      <style:paragraph-properties style:writing-mode="lr-tb"/>
    </style:style>
    <style:style style:name="gr20" style:family="graphic" style:parent-style-name="standard">
      <style:graphic-properties draw:stroke="dash" draw:stroke-dash="Long_20_Dot" svg:stroke-color="#000000" draw:fill="none" draw:fill-color="#ffffff" fo:min-height="2.15cm"/>
      <style:paragraph-properties style:writing-mode="lr-tb"/>
    </style:style>
    <style:style style:name="gr21" style:family="graphic" style:parent-style-name="standard">
      <style:graphic-properties draw:stroke="dash" draw:stroke-dash="Long_20_Dot" svg:stroke-color="#666666" svg:stroke-linecap="butt" draw:fill="none" draw:fill-color="#ffffff" fo:min-height="0.721cm"/>
      <style:paragraph-properties style:writing-mode="lr-tb"/>
    </style:style>
    <style:style style:name="gr22" style:family="graphic" style:parent-style-name="standard">
      <style:graphic-properties draw:stroke="dash" draw:stroke-dash="Long_20_Dot" svg:stroke-color="#000000" draw:fill="none" draw:fill-color="#ffffff" fo:min-height="1.343cm"/>
      <style:paragraph-properties style:writing-mode="lr-tb"/>
    </style:style>
    <style:style style:name="gr23" style:family="graphic" style:parent-style-name="standard">
      <style:graphic-properties draw:stroke="dash" draw:stroke-dash="Long_20_Dot" svg:stroke-color="#666666" draw:fill="none" draw:fill-color="#ffffff" fo:min-height="2.75cm"/>
      <style:paragraph-properties style:writing-mode="lr-tb"/>
    </style:style>
    <style:style style:name="gr24" style:family="graphic" style:parent-style-name="standard">
      <style:graphic-properties draw:stroke="solid" svg:stroke-color="#666666" draw:fill="none" draw:fill-color="#ffffff" draw:textarea-vertical-align="middle" fo:min-height="0.361cm"/>
      <style:paragraph-properties style:writing-mode="lr-tb"/>
    </style:style>
    <style:style style:name="gr25" style:family="graphic" style:parent-style-name="standard">
      <style:graphic-properties draw:stroke="solid" svg:stroke-color="#666666" draw:fill="none" draw:fill-color="#ffffff" draw:textarea-vertical-align="middle" fo:min-height="0.35cm"/>
      <style:paragraph-properties style:writing-mode="lr-tb"/>
    </style:style>
    <style:style style:name="P1" style:family="paragraph">
      <style:text-properties fo:font-size="15pt" style:font-size-asian="15pt" style:font-size-complex="15pt"/>
    </style:style>
    <style:style style:name="P2" style:family="paragraph">
      <loext:graphic-properties draw:fill="none" draw:fill-color="#ffffff"/>
      <style:paragraph-properties style:writing-mode="lr-tb"/>
      <style:text-properties style:font-name="Linux Libertine G" fo:font-size="15pt" fo:font-style="italic" style:font-size-asian="15pt" style:font-style-asian="italic" style:font-size-complex="15pt" style:font-style-complex="italic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style:font-name="Linux Libertine G" fo:font-size="14pt" fo:font-style="italic" style:font-size-asian="14pt" style:font-style-asian="italic" style:font-size-complex="14pt" style:font-style-complex="italic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Linux Libertine G" fo:font-size="14pt" style:font-size-asian="14pt" style:font-size-complex="14pt"/>
    </style:style>
    <style:style style:name="P7" style:family="paragraph"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Linux Libertine G" fo:font-size="9pt" style:font-size-asian="9pt" style:font-size-complex="9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Linux Libertine G" fo:font-size="10pt" style:font-size-asian="10pt" style:font-size-complex="10pt"/>
    </style:style>
    <style:style style:name="P11" style:family="paragraph">
      <style:paragraph-properties fo:text-align="center"/>
      <style:text-properties fo:color="#666666" loext:opacity="100%" fo:font-size="9pt" style:font-size-asian="9pt" style:font-size-complex="9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666666" loext:opacity="100%" style:font-name="Linux Libertine G" fo:font-size="9pt" style:font-size-asian="9pt" style:font-size-complex="9pt"/>
    </style:style>
    <style:style style:name="P13" style:family="paragraph">
      <style:text-properties fo:color="#666666" loext:opacity="100%" style:font-name="Linux Libertine G" fo:font-size="9pt" style:font-size-asian="9pt" style:font-size-complex="9pt"/>
    </style:style>
    <style:style style:name="P14" style:family="paragraph">
      <loext:graphic-properties draw:fill="none" draw:fill-color="#ffffff"/>
      <style:text-properties fo:color="#666666" loext:opacity="100%" style:font-name="Linux Libertine G" fo:font-size="9pt" style:font-size-asian="9pt" style:font-size-complex="9pt"/>
    </style:style>
    <style:style style:name="P15" style:family="paragraph">
      <style:text-properties fo:color="#666666" loext:opacity="100%" style:font-name="Linux Libertine G" fo:font-size="11pt" style:font-size-asian="11pt" style:font-size-complex="11pt"/>
    </style:style>
    <style:style style:name="P16" style:family="paragraph">
      <loext:graphic-properties draw:fill="none" draw:fill-color="#ffffff"/>
      <style:text-properties fo:color="#666666" loext:opacity="100%" style:font-name="Linux Libertine G" fo:font-size="11pt" style:font-size-asian="11pt" style:font-size-complex="11pt"/>
    </style:style>
    <style:style style:name="P17" style:family="paragraph">
      <style:paragraph-properties fo:text-align="start" style:writing-mode="lr-tb"/>
      <style:text-properties style:font-name="Linux Libertine G" fo:font-size="14pt" fo:font-style="italic" style:font-size-asian="14pt" style:font-style-asian="italic" style:font-size-complex="14pt" style:font-style-complex="italic"/>
    </style:style>
    <style:style style:name="P18" style:family="paragraph">
      <style:paragraph-properties fo:text-align="start"/>
      <style:text-properties fo:color="#666666" loext:opacity="100%" fo:font-size="11pt" style:font-size-asian="11pt" style:font-size-complex="11pt"/>
    </style:style>
    <style:style style:name="P19" style:family="paragraph">
      <loext:graphic-properties draw:fill="none" draw:fill-color="#ffffff"/>
      <style:paragraph-properties fo:text-align="start" style:writing-mode="lr-tb"/>
      <style:text-properties fo:color="#666666" loext:opacity="100%" style:font-name="Linux Libertine G" fo:font-size="11pt" fo:font-style="italic" style:font-size-asian="11pt" style:font-style-asian="italic" style:font-size-complex="11pt" style:font-style-complex="italic"/>
    </style:style>
    <style:style style:name="T1" style:family="text">
      <style:text-properties style:font-name="Linux Libertine G" fo:font-size="15pt" fo:font-style="italic" style:font-size-asian="15pt" style:font-style-asian="italic" style:font-size-complex="15pt" style:font-style-complex="italic"/>
    </style:style>
    <style:style style:name="T2" style:family="text">
      <style:text-properties style:font-name="Linux Libertine G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Linux Libertine G" fo:font-size="14pt" style:font-size-asian="14pt" style:font-size-complex="14pt"/>
    </style:style>
    <style:style style:name="T4" style:family="text">
      <style:text-properties style:font-name="Linux Libertine G" fo:font-size="12pt" style:font-size-asian="12pt" style:font-size-complex="12pt"/>
    </style:style>
    <style:style style:name="T5" style:family="text">
      <style:text-properties style:font-name="Linux Libertine G" fo:font-size="9pt" style:font-size-asian="9pt" style:font-size-complex="9pt"/>
    </style:style>
    <style:style style:name="T6" style:family="text">
      <style:text-properties style:font-name="Linux Libertine G" fo:font-size="10pt" style:font-size-asian="10pt" style:font-size-complex="10pt"/>
    </style:style>
    <style:style style:name="T7" style:family="text">
      <style:text-properties fo:color="#666666" loext:opacity="100%" style:font-name="Linux Libertine G" fo:font-size="9pt" style:font-size-asian="9pt" style:font-size-complex="9pt"/>
    </style:style>
    <style:style style:name="T8" style:family="text">
      <style:text-properties fo:color="#666666" loext:opacity="100%" style:font-name="Linux Libertine G" fo:font-size="11pt" style:font-size-asian="11pt" style:font-size-complex="11pt"/>
    </style:style>
    <style:style style:name="T9" style:family="text">
      <style:text-properties fo:color="#666666" loext:opacity="100%" style:font-name="Linux Libertine G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0pt" fo:font-style="normal" style:font-size-asian="10pt" style:font-style-asian="normal" style:font-size-complex="10pt" style:font-style-complex="normal"/>
    </style:style>
    <style:style style:name="T11" style:family="text">
      <style:text-properties fo:color="#666666" loext:opacity="100%" style:font-name="Linux Libertine G"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3cm" svg:height="16.5cm" svg:x="1cm" svg:y="1cm">
          <draw:text-box>
            <text:p text:style-name="P1"><text:span text:style-name="T1">Models</text:span></text:p>
          </draw:text-box>
        </draw:frame>
        <draw:frame draw:style-name="gr2" draw:text-style-name="P2" draw:layer="layout" svg:width="13.7cm" svg:height="19cm" svg:x="15cm" svg:y="1cm">
          <draw:text-box>
            <text:p text:style-name="P1"><text:span text:style-name="T1">Predictors</text:span></text:p>
          </draw:text-box>
        </draw:frame>
        <draw:frame draw:style-name="gr3" draw:text-style-name="P4" draw:layer="layout" svg:width="11cm" svg:height="3.5cm" svg:x="2cm" svg:y="2cm">
          <draw:text-box>
            <text:p text:style-name="P3"><text:span text:style-name="T2">Regression</text:span></text:p>
          </draw:text-box>
        </draw:frame>
        <draw:frame draw:style-name="gr4" draw:text-style-name="P4" draw:layer="layout" svg:width="11cm" svg:height="4cm" svg:x="2cm" svg:y="8.5cm">
          <draw:text-box>
            <text:p text:style-name="P3"><text:span text:style-name="T2">Tree-based</text:span></text:p>
          </draw:text-box>
        </draw:frame>
        <draw:frame draw:style-name="gr4" draw:text-style-name="P4" draw:layer="layout" svg:width="11cm" svg:height="4cm" svg:x="2cm" svg:y="13cm">
          <draw:text-box>
            <text:p text:style-name="P3"><text:span text:style-name="T2">Ensemble</text:span></text:p>
          </draw:text-box>
        </draw:frame>
        <draw:frame draw:style-name="gr5" draw:text-style-name="P6" draw:layer="layout" svg:width="5.2cm" svg:height="1.302cm" svg:x="2.3cm" svg:y="3cm">
          <draw:text-box>
            <text:p text:style-name="P5"><text:span text:style-name="T3">GLM </text:span></text:p>
            <text:p text:style-name="P5"><text:span text:style-name="T4">(lasso pen. + quad. terms)</text:span></text:p>
          </draw:text-box>
        </draw:frame>
        <draw:frame draw:style-name="gr6" draw:text-style-name="P8" draw:layer="layout" svg:width="2.25cm" svg:height="0.649cm" svg:x="2.75cm" svg:y="4.3cm">
          <draw:text-box>
            <text:p text:style-name="P7"><text:span text:style-name="T5">P-only (DW)</text:span></text:p>
          </draw:text-box>
        </draw:frame>
        <draw:frame draw:style-name="gr6" draw:text-style-name="P8" draw:layer="layout" svg:width="1.25cm" svg:height="0.649cm" svg:x="5.5cm" svg:y="4.3cm">
          <draw:text-box>
            <text:p text:style-name="P7"><text:span text:style-name="T5">P/A</text:span></text:p>
          </draw:text-box>
        </draw:frame>
        <draw:frame draw:style-name="gr7" draw:text-style-name="P6" draw:layer="layout" svg:width="4cm" svg:height="1cm" svg:x="8.75cm" svg:y="3.199cm">
          <draw:text-box>
            <text:p text:style-name="P5"><text:span text:style-name="T3">GAM</text:span></text:p>
          </draw:text-box>
        </draw:frame>
        <draw:frame draw:style-name="gr6" draw:text-style-name="P8" draw:layer="layout" svg:width="1.15cm" svg:height="0.649cm" svg:x="11.45cm" svg:y="4.2cm">
          <draw:text-box>
            <text:p text:style-name="P7"><text:span text:style-name="T5">P/A</text:span></text:p>
          </draw:text-box>
        </draw:frame>
        <draw:frame draw:style-name="gr8" draw:text-style-name="P4" draw:layer="layout" svg:width="11cm" svg:height="2.5cm" svg:x="2cm" svg:y="5.5cm">
          <draw:text-box>
            <text:p text:style-name="P3"><text:span text:style-name="T2"/></text:p>
          </draw:text-box>
        </draw:frame>
        <draw:frame draw:style-name="gr9" draw:text-style-name="P6" draw:layer="layout" svg:width="4cm" svg:height="1cm" svg:x="5.5cm" svg:y="6cm">
          <draw:text-box>
            <text:p text:style-name="P5"><text:span text:style-name="T3">Default MaxEnt</text:span></text:p>
          </draw:text-box>
        </draw:frame>
        <draw:frame draw:style-name="gr6" draw:text-style-name="P10" draw:layer="layout" svg:width="1.5cm" svg:height="0.649cm" svg:x="6.7cm" svg:y="7cm">
          <draw:text-box>
            <text:p text:style-name="P9"><text:span text:style-name="T6">P-only</text:span></text:p>
          </draw:text-box>
        </draw:frame>
        <draw:frame draw:style-name="gr10" draw:text-style-name="P8" draw:layer="layout" svg:width="2.25cm" svg:height="0.611cm" svg:x="8.95cm" svg:y="4.2cm">
          <draw:text-box>
            <text:p text:style-name="P7"><text:span text:style-name="T5">P-only (DW)</text:span></text:p>
          </draw:text-box>
        </draw:frame>
        <draw:frame draw:style-name="gr11" draw:text-style-name="P6" draw:layer="layout" svg:width="4cm" svg:height="0.9cm" svg:x="2.5cm" svg:y="9.5cm">
          <draw:text-box>
            <text:p text:style-name="P5"><text:span text:style-name="T3">Tuned BRT</text:span></text:p>
          </draw:text-box>
        </draw:frame>
        <draw:frame draw:style-name="gr12" draw:text-style-name="P12" draw:layer="layout" svg:width="1.4cm" svg:height="0.649cm" svg:x="5.05cm" svg:y="10.4cm">
          <draw:text-box>
            <text:p text:style-name="P11"><text:span text:style-name="T7">P/A ? </text:span></text:p>
          </draw:text-box>
        </draw:frame>
        <draw:frame draw:style-name="gr11" draw:text-style-name="P6" draw:layer="layout" svg:width="4.5cm" svg:height="0.9cm" svg:x="7.5cm" svg:y="9.65cm">
          <draw:text-box>
            <text:p text:style-name="P5"><text:span text:style-name="T3">Random Forest</text:span></text:p>
          </draw:text-box>
        </draw:frame>
        <draw:frame draw:style-name="gr6" draw:text-style-name="P8" draw:layer="layout" svg:width="1.15cm" svg:height="0.649cm" svg:x="10.6cm" svg:y="10.55cm">
          <draw:text-box>
            <text:p text:style-name="P7"><text:span text:style-name="T5">P/A </text:span></text:p>
          </draw:text-box>
        </draw:frame>
        <draw:frame draw:style-name="gr13" draw:text-style-name="P8" draw:layer="layout" svg:width="2.5cm" svg:height="0.611cm" svg:x="7.7cm" svg:y="10.546cm">
          <draw:text-box>
            <text:p text:style-name="P7"><text:span text:style-name="T5">P-only with DS </text:span></text:p>
          </draw:text-box>
        </draw:frame>
        <draw:frame draw:style-name="gr14" draw:text-style-name="P14" draw:layer="layout" svg:width="2.55cm" svg:height="0.971cm" svg:x="2.65cm" svg:y="11cm">
          <draw:text-box>
            <text:p text:style-name="P13"><text:span text:style-name="T7">No issue with class overlap ?</text:span></text:p>
          </draw:text-box>
        </draw:frame>
        <draw:frame draw:style-name="gr14" draw:text-style-name="P14" draw:layer="layout" svg:width="2.55cm" svg:height="0.75cm" svg:x="7.65cm" svg:y="11.101cm">
          <draw:text-box>
            <text:p text:style-name="P13"><text:span text:style-name="T7">// class overlap</text:span></text:p>
          </draw:text-box>
        </draw:frame>
        <draw:frame draw:style-name="gr15" draw:text-style-name="P14" draw:layer="layout" svg:width="3.05cm" svg:height="1.331cm" svg:x="1.9cm" svg:y="5.45cm">
          <draw:text-box>
            <text:p text:style-name="P13"><text:span text:style-name="T7">Linked to regression methods</text:span></text:p>
          </draw:text-box>
        </draw:frame>
        <draw:frame draw:style-name="gr9" draw:text-style-name="P6" draw:layer="layout" svg:width="4cm" svg:height="1cm" svg:x="2.5cm" svg:y="14cm">
          <draw:text-box>
            <text:p text:style-name="P5"><text:span text:style-name="T3">Default Biomod</text:span></text:p>
          </draw:text-box>
        </draw:frame>
        <draw:frame draw:style-name="gr9" draw:text-style-name="P6" draw:layer="layout" svg:width="4.25cm" svg:height="1cm" svg:x="8cm" svg:y="14cm">
          <draw:text-box>
            <text:p text:style-name="P5"><text:span text:style-name="T3">Custom ensemble</text:span></text:p>
          </draw:text-box>
        </draw:frame>
        <draw:frame draw:style-name="gr16" draw:text-style-name="P14" draw:layer="layout" svg:width="4.05cm" svg:height="1.691cm" svg:x="8.05cm" svg:y="15cm">
          <draw:text-box>
            <text:p text:style-name="P13"><text:span text:style-name="T7">Lasso GLM + GAM + MaxEnt + BRT + P-only RF </text:span></text:p>
            <text:p text:style-name="P13"><text:span text:style-name="T7"/></text:p>
            <text:p text:style-name="P13"><text:span text:style-name="T7">Unweighted averaging</text:span></text:p>
          </draw:text-box>
        </draw:frame>
        <draw:frame draw:style-name="gr14" draw:text-style-name="P14" draw:layer="layout" svg:width="3.3cm" svg:height="0.75cm" svg:x="2.85cm" svg:y="15.1cm">
          <draw:text-box>
            <text:p text:style-name="P13"><text:span text:style-name="T7">Weighted averaging</text:span></text:p>
          </draw:text-box>
        </draw:frame>
        <draw:frame draw:style-name="gr17" draw:text-style-name="P4" draw:layer="layout" svg:width="12cm" svg:height="4.25cm" svg:x="16cm" svg:y="2cm">
          <draw:text-box>
            <text:p text:style-name="P3"><text:span text:style-name="T2">Temperature</text:span></text:p>
          </draw:text-box>
        </draw:frame>
        <draw:frame draw:style-name="gr9" draw:text-style-name="P6" draw:layer="layout" svg:width="4cm" svg:height="1cm" svg:x="17cm" svg:y="3cm">
          <draw:text-box>
            <text:p text:style-name="P5"><text:span text:style-name="T3">Default</text:span></text:p>
          </draw:text-box>
        </draw:frame>
        <draw:frame draw:style-name="gr9" draw:text-style-name="P6" draw:layer="layout" svg:width="4cm" svg:height="1cm" svg:x="23cm" svg:y="3cm">
          <draw:text-box>
            <text:p text:style-name="P5"><text:span text:style-name="T3">Custom</text:span></text:p>
          </draw:text-box>
        </draw:frame>
        <draw:frame draw:style-name="gr18" draw:text-style-name="P8" draw:layer="layout" svg:width="3cm" svg:height="0.971cm" svg:x="17.5cm" svg:y="4cm">
          <draw:text-box>
            <text:p text:style-name="P7"><text:span text:style-name="T5">Mean/extremes/seasonnality</text:span></text:p>
          </draw:text-box>
        </draw:frame>
        <draw:frame draw:style-name="gr15" draw:text-style-name="P14" draw:layer="layout" svg:width="4.05cm" svg:height="2.051cm" svg:x="22.95cm" svg:y="4cm">
          <draw:text-box>
            <text:p text:style-name="P13"><text:span text:style-name="T7">Try to represent growing season and over-wintering conditions..</text:span><text:span text:style-name="T7"><text:line-break/></text:span><text:span text:style-name="T7">e.g. sum of T°&gt;threshold between two dates ?.</text:span></text:p>
          </draw:text-box>
        </draw:frame>
        <draw:frame draw:style-name="gr6" draw:text-style-name="P8" draw:layer="layout" svg:width="2.2cm" svg:height="0.649cm" svg:x="2.65cm" svg:y="10.4cm">
          <draw:text-box>
            <text:p text:style-name="P7"><text:span text:style-name="T5">P-only (DW)</text:span></text:p>
          </draw:text-box>
        </draw:frame>
        <draw:frame draw:style-name="gr3" draw:text-style-name="P4" draw:layer="layout" svg:width="12cm" svg:height="3.5cm" svg:x="16cm" svg:y="6.5cm">
          <draw:text-box>
            <text:p text:style-name="P3"><text:span text:style-name="T2">Precipitation</text:span></text:p>
          </draw:text-box>
        </draw:frame>
        <draw:frame draw:style-name="gr9" draw:text-style-name="P6" draw:layer="layout" svg:width="4cm" svg:height="1cm" svg:x="17cm" svg:y="7.501cm">
          <draw:text-box>
            <text:p text:style-name="P5"><text:span text:style-name="T3">Default</text:span></text:p>
          </draw:text-box>
        </draw:frame>
        <draw:frame draw:style-name="gr18" draw:text-style-name="P8" draw:layer="layout" svg:width="3cm" svg:height="0.971cm" svg:x="17.5cm" svg:y="8.501cm">
          <draw:text-box>
            <text:p text:style-name="P7"><text:span text:style-name="T5">Mean/extremes/seasonnality</text:span></text:p>
          </draw:text-box>
        </draw:frame>
        <draw:frame draw:style-name="gr9" draw:text-style-name="P6" draw:layer="layout" svg:width="4cm" svg:height="1cm" svg:x="23cm" svg:y="7.5cm">
          <draw:text-box>
            <text:p text:style-name="P5"><text:span text:style-name="T3">Custom</text:span></text:p>
          </draw:text-box>
        </draw:frame>
        <draw:frame draw:style-name="gr18" draw:text-style-name="P8" draw:layer="layout" svg:width="3cm" svg:height="0.971cm" svg:x="23.5cm" svg:y="8.502cm">
          <draw:text-box>
            <text:p text:style-name="P7"><text:span text:style-name="T5">Water balance</text:span><text:span text:style-name="T5"><text:line-break/></text:span><text:span text:style-name="T5">(prec. - PET)</text:span></text:p>
          </draw:text-box>
        </draw:frame>
        <draw:frame draw:style-name="gr19" draw:text-style-name="P4" draw:layer="layout" svg:width="12cm" svg:height="3cm" svg:x="16cm" svg:y="10.3cm">
          <draw:text-box>
            <text:p text:style-name="P3"><text:span text:style-name="T2">Nutrients</text:span></text:p>
          </draw:text-box>
        </draw:frame>
        <draw:frame draw:style-name="gr9" draw:text-style-name="P6" draw:layer="layout" svg:width="4cm" svg:height="1cm" svg:x="17cm" svg:y="11.302cm">
          <draw:text-box>
            <text:p text:style-name="P5"><text:span text:style-name="T3">Surrogates</text:span></text:p>
          </draw:text-box>
        </draw:frame>
        <draw:frame draw:style-name="gr18" draw:text-style-name="P8" draw:layer="layout" svg:width="3cm" svg:height="0.611cm" svg:x="17.5cm" svg:y="12.3cm">
          <draw:text-box>
            <text:p text:style-name="P7"><text:span text:style-name="T5">Texture, pH...</text:span></text:p>
          </draw:text-box>
        </draw:frame>
        <draw:frame draw:style-name="gr9" draw:text-style-name="P6" draw:layer="layout" svg:width="4cm" svg:height="1cm" svg:x="23cm" svg:y="11.302cm">
          <draw:text-box>
            <text:p text:style-name="P5"><text:span text:style-name="T3">Nitrogen</text:span></text:p>
          </draw:text-box>
        </draw:frame>
        <draw:frame draw:style-name="gr20" draw:text-style-name="P4" draw:layer="layout" svg:width="5cm" svg:height="2.4cm" svg:x="16cm" svg:y="13.6cm">
          <draw:text-box>
            <text:p text:style-name="P3"><text:span text:style-name="T2">Disturbance</text:span></text:p>
          </draw:text-box>
        </draw:frame>
        <draw:frame draw:style-name="gr9" draw:text-style-name="P6" draw:layer="layout" svg:width="4cm" svg:height="1cm" svg:x="16.55cm" svg:y="14.6cm">
          <draw:text-box>
            <text:p text:style-name="P5"><text:span text:style-name="T3">Frost-related ?</text:span></text:p>
          </draw:text-box>
        </draw:frame>
        <draw:frame draw:style-name="gr21" draw:text-style-name="P16" draw:layer="layout" svg:width="5.05cm" svg:height="1.141cm" svg:x="22cm" svg:y="14.15cm">
          <draw:text-box>
            <text:p text:style-name="P15"><text:span text:style-name="T8">What about </text:span><text:span text:style-name="T9">land-use</text:span><text:span text:style-name="T8"> ?</text:span></text:p>
            <text:p text:style-name="P15"><text:span text:style-name="T8">Predictor or filter (// PBM) ?</text:span></text:p>
          </draw:text-box>
        </draw:frame>
        <draw:frame draw:style-name="gr22" draw:text-style-name="P4" draw:layer="layout" svg:width="9cm" svg:height="1.593cm" svg:x="1cm" svg:y="17.95cm">
          <draw:text-box>
            <text:p text:style-name="P17"><text:span text:style-name="T10">P-only (DW) : presence-only with down-weighting</text:span><text:span text:style-name="T10"><text:line-break/></text:span><text:span text:style-name="T10">P-only with DS : presence-only with down-sampling</text:span><text:span text:style-name="T10"><text:line-break/></text:span><text:span text:style-name="T10">P/A : presence/(pseudo-)absence</text:span></text:p>
          </draw:text-box>
        </draw:frame>
        <draw:frame draw:style-name="gr23" draw:text-style-name="P19" draw:layer="layout" svg:width="9.5cm" svg:height="3cm" svg:x="17.1cm" svg:y="16.5cm">
          <draw:text-box>
            <text:p text:style-name="P18"><text:span text:style-name="T11">Discarded predictors</text:span></text:p>
          </draw:text-box>
        </draw:frame>
        <draw:frame draw:style-name="gr24" draw:text-style-name="P12" draw:layer="layout" svg:width="1.95cm" svg:height="0.611cm" svg:x="17.65cm" svg:y="17.389cm">
          <draw:text-box>
            <text:p text:style-name="P11"><text:span text:style-name="T5">Light</text:span></text:p>
          </draw:text-box>
        </draw:frame>
        <draw:frame draw:style-name="gr25" draw:text-style-name="P12" draw:layer="layout" svg:width="2.95cm" svg:height="0.611cm" svg:x="20.25cm" svg:y="17.395cm">
          <draw:text-box>
            <text:p text:style-name="P11"><text:span text:style-name="T5">Biotic interactions</text:span></text:p>
          </draw:text-box>
        </draw:frame>
        <draw:frame draw:style-name="gr24" draw:text-style-name="P12" draw:layer="layout" svg:width="2.25cm" svg:height="0.611cm" svg:x="23.95cm" svg:y="17.396cm">
          <draw:text-box>
            <text:p text:style-name="P11"><text:span text:style-name="T5">Topography</text:span></text:p>
          </draw:text-box>
        </draw:frame>
        <draw:frame draw:style-name="gr15" draw:text-style-name="P14" draw:layer="layout" svg:width="3cm" svg:height="1.331cm" svg:x="17.2cm" svg:y="18cm">
          <draw:text-box>
            <text:p text:style-name="P13"><text:span text:style-name="T7">Only significatant at a fine scale ?</text:span></text:p>
          </draw:text-box>
        </draw:frame>
        <draw:frame draw:style-name="gr15" draw:text-style-name="P14" draw:layer="layout" svg:width="3cm" svg:height="1.331cm" svg:x="20.2cm" svg:y="18.001cm">
          <draw:text-box>
            <text:p text:style-name="P13"><text:span text:style-name="T7">Realized vs fundamental...</text:span></text:p>
          </draw:text-box>
        </draw:frame>
        <draw:frame draw:style-name="gr15" draw:text-style-name="P14" draw:layer="layout" svg:width="3cm" svg:height="1.331cm" svg:x="23.8cm" svg:y="18.002cm">
          <draw:text-box>
            <text:p text:style-name="P13"><text:span text:style-name="T7">Indirect effects</text:span><text:span text:style-name="T7"><text:line-break/></text:span><text:span text:style-name="T7">(//water, T°.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3T12:00:23.036000000</meta:creation-date>
    <dc:date>2022-05-23T14:27:42.368000000</dc:date>
    <meta:editing-duration>PT10M40S</meta:editing-duration>
    <meta:editing-cycles>3</meta:editing-cycles>
    <meta:generator>LibreOffice/7.2.4.1$Windows_X86_64 LibreOffice_project/27d75539669ac387bb498e35313b970b7fe9c4f9</meta:generator>
    <meta:document-statistic meta:object-count="52"/>
  </office:meta>
</office:document-meta>
</file>